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272806012" calcext:value-type="float">
            <text:p>0.272806012</text:p>
          </table:table-cell>
        </table:table-row>
        <table:table-row table:style-name="ro1">
          <table:table-cell office:value-type="float" office:value="0.236099667" calcext:value-type="float">
            <text:p>0.236099667</text:p>
          </table:table-cell>
        </table:table-row>
        <table:table-row table:style-name="ro1">
          <table:table-cell office:value-type="float" office:value="0.273141458" calcext:value-type="float">
            <text:p>0.273141458</text:p>
          </table:table-cell>
        </table:table-row>
        <table:table-row table:style-name="ro1">
          <table:table-cell office:value-type="float" office:value="0.275269839" calcext:value-type="float">
            <text:p>0.275269839</text:p>
          </table:table-cell>
        </table:table-row>
        <table:table-row table:style-name="ro1">
          <table:table-cell office:value-type="float" office:value="0.270262283" calcext:value-type="float">
            <text:p>0.270262283</text:p>
          </table:table-cell>
        </table:table-row>
        <table:table-row table:style-name="ro1">
          <table:table-cell office:value-type="float" office:value="0.278709971" calcext:value-type="float">
            <text:p>0.278709971</text:p>
          </table:table-cell>
        </table:table-row>
        <table:table-row table:style-name="ro1">
          <table:table-cell office:value-type="float" office:value="0.274899229" calcext:value-type="float">
            <text:p>0.274899229</text:p>
          </table:table-cell>
        </table:table-row>
        <table:table-row table:style-name="ro1">
          <table:table-cell office:value-type="float" office:value="0.23526661" calcext:value-type="float">
            <text:p>0.23526661</text:p>
          </table:table-cell>
        </table:table-row>
        <table:table-row table:style-name="ro1">
          <table:table-cell office:value-type="float" office:value="0.24086502" calcext:value-type="float">
            <text:p>0.24086502</text:p>
          </table:table-cell>
        </table:table-row>
        <table:table-row table:style-name="ro1">
          <table:table-cell office:value-type="float" office:value="0.270283643" calcext:value-type="float">
            <text:p>0.270283643</text:p>
          </table:table-cell>
        </table:table-row>
        <table:table-row table:style-name="ro1">
          <table:table-cell office:value-type="string" calcext:value-type="string">
            <text:p>Mean= 0.262760373 seco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6:04:40.065629235</meta:creation-date>
    <dc:date>2020-01-04T16:10:30.295410511</dc:date>
    <meta:editing-duration>PT5M50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